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4c18" officeooo:paragraph-rsid="001b4c18"/>
    </style:style>
    <style:style style:name="T1" style:family="text">
      <style:text-properties officeooo:rsid="001cab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1">Mca.,mnbgbghj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9:18:04.421857008</meta:creation-date>
    <dc:date>2019-03-15T19:25:05.013538378</dc:date>
    <meta:editing-duration>PT6M5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15" meta:non-whitespace-character-count="14"/>
  </office:meta>
</office:document-meta>
</file>